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3.4312mm" fo:page-width="99.7885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solid" svg:stroke-color="#ff0000" draw:stroke-linejoin="miter" svg:stroke-opacity="100.0%" svg:stroke-width="0.35277778mm"/>
    </style:style>
  </office:automatic-styles>
  <office:body>
    <office:drawing>
      <draw:page draw:master-page-name="Default" draw:name="page1" draw:style-name="DP1">
        <draw:g draw:id="svg607">
          <draw:path svg:d="M 1517.0361 608.2843 C 1567.913 401.1696 1869.3793 232.23576 2106.3796 219.0939 C 2138.95 209.88374 2243.3042 154.84248 2328.7754 130.13834 C 2854.5632 -95.072334 3282.4897 33.314075 3357.5122 66.55897 C 3432.5374 103.732925 3664.6038 251.1032 3815.5615 362.9743 C 4060.8674 490.5731 4136.2393 690.9606 4227.666 779.68646 C 4405.577 1002.08167 4613.8276 1148.0999 4886.309 1376.2184 C 5182.3804 1600.4025 5403.887 2020.3704 5434.4307 2108.0955 C 5504.291 2140.782 5599.993 2229.5076 5821.7144 2301.064 C 6648.8706 2404.069 7375.1973 3751.4226 7650.279 4678.7524 C 7838.929 4877.047 7793.016 5455.7544 7882.432 5587.8423 C 8002.5947 5771.1562 8221.435 7142.629 8344.54 7291.2324 C 8378.457 7352.5547 8354.046 7570.772 8423.7295 7755.0044 C 8461.388 7854.5645 8638.847 8498.272 8731.609 8667.643 C 8868.566 8919.065 8995.143 9543.865 9141.346 9746.898 C 9587.039 10371.3 9679.35 10841.448 9796.618 11020.27 C 9815.6 11061.489 9764.492 11141.798 9720.686 11079.008 C 9684.547 11033.142 9684.467 11020.505 9662.229 11037.185 C 9617.75 11078.886 9585.78 11106.685 9605.237 11173.405 C 9660.834 11262.361 9596.9 11316.568 9665.006 11412.477 C 9742.845 11540.356 9887.396 11893.402 9945.779 12050.47 C 9933.2705 12267.304 9894.351 12347.92 9638.596 12293.712 C 9513.501 12264.522 9434.271 12150.548 9378.675 12005.99 C 9334.195 11942.054 9220.216 11961.514 9167.399 11994.87 C 8897.747 12427.149 7984.537 12281.205 7781.6045 12050.47 C 7582.921 11812.71 7020.5386 10857.082 6908.072 10688.582 C 6689.8413 10616.817 6310.307 10161.02 6254.0327 9893.245 C 6244.9365 9845.626 6173.941 9852.372 6153.957 9871.007 C 6063.2075 10133.39 6067.581 10236.722 6142.8364 10304.675 C 6210.231 10447.322 6100.2646 10564.357 5953.8022 10560.429 C 5390.605 10521.114 4994.365 10578.741 4943.4883 10565.035 C 4916.2017 10531.677 4638.421 10564.475 4678.291 10435.53 C 4706.3716 10381.279 4808.471 10282.434 4886.309 10204.597 C 4916.969 10170.002 4981.223 10171.237 5053.105 10171.237 C 5164.3013 10171.237 5184.5186 10175.17 5280.6655 10163.375 C 5321.771 10147.647 5340.752 10121.36 5474.978 10099.355 C 5530.5776 9943.681 5778.4707 9778.789 5822.9473 9723.194 C 5887.085 9671.527 5866.868 9636.819 5904.042 9581.22 C 5921.56 9513.828 5915.1597 9468.674 5869.448 9430.15 C 5556.401 9226.506 5106.4688 9101.281 4904.851 8971.662 C 4730.75 8901.01 4603.71 8906.963 4574.283 8965.7 C 4474.0884 9169.903 4355.145 9251.795 4320.437 9300.645 C 4262.1387 9388.812 4202.7266 9433.404 4163.5283 9437.336 C 4096.8086 9437.336 3964.0483 9646.704 3841.057 9848.766 C 3749.516 9995.789 3807.6982 10247.052 3885.536 10260.196 C 3920.1274 10245.821 3939.1113 10215.042 4074.5703 10282.434 C 4107.815 10326.238 4128.1455 10364.878 4163.5283 10426.992 C 4159.5967 10481.239 4137.356 10538.188 4006.5034 10548.634 C 3875.6487 10551.217 3751.3074 10554.473 3696.499 10538.188 C 3563.0645 10482.591 3451.8652 10515.95 3396.2686 10538.188 C 2971.115 10532.909 2684.6055 10560.429 2595.65 10538.188 C 2487.0332 10504.155 2539.3728 10432.272 2697.0725 10375.996 C 2748.6267 10362.971 2851.9597 10343.314 2993.935 10331.52 C 3116.2493 10311.861 3177.0137 10244.582 3204.5356 10153.603 C 3291.0251 9901.434 3539.4717 9781.374 3617.3145 9671.527 C 3675.4937 9597.06 3781.6418 9472.603 3810.278 9366.129 C 3905.7527 9275.382 3892.6057 9114.076 3818.816 9003.668 C 3713.5752 8861.81 3661.6748 8628.74 3550.5947 8511.146 C 2979.5366 7886.394 2766.2822 7410.8716 2596.462 7189.5234 C 2411.3013 7059.19 2199.9417 6552.0635 2068.6873 5963.2197 C 2024.8113 5767.6875 1865.5267 5612.5566 1672.2672 4731.928 C 1568.8206 4307.3545 1402.35 3788.5437 1650.4735 3221.417 C 1753.1345 3078.886 1737.966 2869.7488 1828.39 2609.833 C 1828.39 2487.5159 1788.3981 2337.1213 1861.7485 2254.0027 C 1860.3993 2198.4058 1862.4208 2159.7632 1792.4491 2121.2402 C 1710.6793 2066.99 1693.0398 2004.7651 1690.46 1928.3905 C 1577.8004 1824.4967 1672.0371 1785.0684 1550.3949 1709.1383 C 1416.9602 1664.6566 1328.002 1631.3005 1294.6407 1564.5806 C 1233.7627 1545.0385 1162.7645 1538.4105 948.90967 1515.4977 C 652.4917 1472.9236 216.82088 1403.7404 71.47468 1319.9468 C 4.7547016 1275.4677 -38.375027 1267.6016 49.233803 1179.9955 C 305.89813 935.13153 721.6776 798.1104 1150.0856 719.48126 C 1216.8057 719.48126 1264.5391 699.1499 1294.6407 675.00323 C 1399.4421 619.4048 1505.9158 608.2843 1517.0361 608.2843 z" svg:height="123.100464mm" draw:style-name="style-2" svg:viewBox="0.0 0.0 9945.779 12310.047" svg:width="99.457794mm" svg:x="0.16536458mm" svg:y="0.1653646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3.4312mm" fo:page-width="99.7885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